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778c9" officeooo:paragraph-rsid="000778c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position="0% 100%" fo:font-size="22pt" style:text-underline-style="solid" style:text-underline-width="auto" style:text-underline-color="font-color" fo:font-weight="bold" officeooo:rsid="000a7462" officeooo:paragraph-rsid="000a7462" style:font-size-asian="22pt" style:font-weight-asian="bold" style:font-size-complex="22pt" style:font-weight-complex="bold" loext:shadow="none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0778c9" officeooo:paragraph-rsid="000778c9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090bf9" officeooo:paragraph-rsid="00090bf9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officeooo:rsid="000778c9" officeooo:paragraph-rsid="000778c9" style:font-size-asian="14pt" style:font-size-complex="14pt"/>
    </style:style>
    <style:style style:name="P6" style:family="paragraph" style:parent-style-name="Standard">
      <style:text-properties fo:font-size="12pt" officeooo:rsid="000778c9" officeooo:paragraph-rsid="000778c9" style:font-size-asian="12pt" style:font-size-complex="12pt"/>
    </style:style>
    <style:style style:name="P7" style:family="paragraph" style:parent-style-name="Standard">
      <style:text-properties fo:font-size="12pt" officeooo:rsid="00090bf9" officeooo:paragraph-rsid="00090bf9" style:font-size-asian="12pt" style:font-size-complex="12pt"/>
    </style:style>
    <style:style style:name="T1" style:family="text">
      <style:text-properties officeooo:rsid="00081221"/>
    </style:style>
    <style:style style:name="T2" style:family="text">
      <style:text-properties officeooo:rsid="00090bf9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tyle="italic" officeooo:rsid="00081221" style:font-style-asian="italic" style:font-style-complex="italic"/>
    </style:style>
    <style:style style:name="T5" style:family="text">
      <style:text-properties officeooo:rsid="000e64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ECIFICATIONS TECHNIQUES ET FONCTIONNELLES</text:p>
      <text:p text:style-name="P1"/>
      <text:p text:style-name="P3">Techniques:</text:p>
      <text:p text:style-name="P5"/>
      <text:p text:style-name="P5">-<text:span text:style-name="T3">HTML, CSS, JS ( avec Jquery et Ajax ), PHP ( SQL ), Bootstrap</text:span></text:p>
      <text:p text:style-name="P6">-Open street Map</text:p>
      <text:p text:style-name="P6">-Création d’un MCD, MLD</text:p>
      <text:p text:style-name="P6">-Mobile First</text:p>
      <text:p text:style-name="P6"/>
      <text:p text:style-name="P3">Fonctionnalités:</text:p>
      <text:p text:style-name="P6"/>
      <text:p text:style-name="P6">-L’utilisateur arrive sur une page, avec un menu en bas de page ( fixe ). Au centre, une section de recherche avec différents sélecteurs et un bouton Submit.</text:p>
      <text:p text:style-name="P6"/>
      <text:p text:style-name="P6">-En dessous, une section cliquable qui fait apparaître une carte, ou l’on peut effectuer une recherche directement dessus, sans forcément passer par le menu de recherche précédent ( partir à l’aventure!)</text:p>
      <text:p text:style-name="P6"/>
      <text:p text:style-name="P6">-Lorsqu’on effectue la recherche ( par la première section ), une nouvelle page s’ouvre affichant le résultat sur une page, avec une zone pour le résumé ( court ) de notre sélection <text:span text:style-name="T1">dans laquelle il y a possible de cliquer sur un bouton «</text:span><text:span text:style-name="T4">En savoir plus ..</text:span><text:span text:style-name="T1">» pour nous afficher vraiment le détail.</text:span></text:p>
      <text:p text:style-name="P6"/>
      <text:p text:style-name="P6">-<text:span text:style-name="T1">Dans la zone de recherche, il y a : → recherche par mot clé ( ville, région … )</text:span></text:p>
      <text:p text:style-name="P6"><text:tab/><text:tab/><text:tab/><text:tab/> <text:s text:c="8"/>→<text:span text:style-name="T5"> par sélection de région</text:span></text:p>
      <text:p text:style-name="P6"><text:tab/><text:tab/><text:tab/><text:tab/> <text:s text:c="8"/>→<text:span text:style-name="T5"> par date ( du .. au ..)</text:span></text:p>
      <text:p text:style-name="P6"><text:tab/><text:tab/><text:tab/><text:tab/> <text:s text:c="8"/>→<text:span text:style-name="T5"> par type de rencontre</text:span></text:p>
      <text:p text:style-name="P6"><text:tab/><text:tab/><text:tab/><text:tab/> <text:s text:c="8"/>→<text:span text:style-name="T5"> par ville ( avec rajout d’élargissement de zone )</text:span></text:p>
      <text:p text:style-name="P6"/>
      <text:p text:style-name="P6">-<text:span text:style-name="T2">Pour la recherche en Map, on doit voir le fonctionnement d’Open Street Map.</text:span></text:p>
      <text:p text:style-name="P6"/>
      <text:p text:style-name="P6">-<text:span text:style-name="T2">Dans le menu, ajouter une fonction Login ( ajout d’utilisateur dans la BDD ). Suivant l’âge de l’utilisateur, le pointeur de souris se changera ( Genre Laurent, aura le droit à un ovni )</text:span></text:p>
      <text:p text:style-name="P6"/>
      <text:p text:style-name="P6"/>
      <text:p text:style-name="P4">Version Desktop:</text:p>
      <text:p text:style-name="P7"/>
      <text:p text:style-name="P7">-Même fonctionnalités que la version mobile, juste disposition différ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3:37:32.101089108</meta:creation-date>
    <dc:date>2019-01-08T14:22:00.224476271</dc:date>
    <meta:editing-duration>PT23M24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246" meta:character-count="1448" meta:non-whitespace-character-count="1169"/>
  </office:meta>
</office:document-meta>
</file>